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" svg:font-family="Utopia, Georgia, Times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310b" officeooo:paragraph-rsid="0005310b"/>
    </style:style>
    <style:style style:name="P2" style:family="paragraph" style:parent-style-name="Standard">
      <style:text-properties fo:font-weight="bold" officeooo:rsid="000540b6" officeooo:paragraph-rsid="000540b6" style:font-weight-asian="bold" style:font-weight-complex="bold"/>
    </style:style>
    <style:style style:name="P3" style:family="paragraph" style:parent-style-name="Standard">
      <style:text-properties fo:font-weight="bold" officeooo:rsid="00060050" officeooo:paragraph-rsid="00060050" style:font-weight-asian="bold" style:font-weight-complex="bold"/>
    </style:style>
    <style:style style:name="P4" style:family="paragraph" style:parent-style-name="Standard">
      <style:text-properties fo:font-weight="bold" officeooo:paragraph-rsid="0005310b"/>
    </style:style>
    <style:style style:name="P5" style:family="paragraph" style:parent-style-name="Standard">
      <style:text-properties fo:font-weight="bold" officeooo:rsid="0005310b" officeooo:paragraph-rsid="0005310b"/>
    </style:style>
    <style:style style:name="P6" style:family="paragraph" style:parent-style-name="Standard">
      <style:text-properties officeooo:paragraph-rsid="0005310b"/>
    </style:style>
    <style:style style:name="P7" style:family="paragraph" style:parent-style-name="Standard">
      <style:text-properties officeooo:paragraph-rsid="00060050"/>
    </style:style>
    <style:style style:name="P8" style:family="paragraph" style:parent-style-name="Text_20_body">
      <style:text-properties fo:font-weight="bold" officeooo:paragraph-rsid="00074d57"/>
    </style:style>
    <style:style style:name="P9" style:family="paragraph" style:parent-style-name="Text_20_body">
      <style:text-properties fo:font-variant="normal" fo:text-transform="none" fo:color="#222222" style:font-name="Utopia" fo:font-size="14pt" fo:letter-spacing="normal" fo:font-style="normal" fo:font-weight="normal" officeooo:rsid="000540b6" officeooo:paragraph-rsid="000540b6" style:font-weight-asian="bold" style:font-weight-complex="bold"/>
    </style:style>
    <style:style style:name="P10" style:family="paragraph" style:parent-style-name="Text_20_body">
      <style:text-properties officeooo:paragraph-rsid="00060050"/>
    </style:style>
    <style:style style:name="P11" style:family="paragraph" style:parent-style-name="Text_20_body">
      <style:paragraph-properties fo:margin-left="0in" fo:margin-right="0.3543in" fo:margin-top="0in" fo:margin-bottom="0in" style:contextual-spacing="false" style:line-height-at-least="0.239in" fo:text-align="start" style:justify-single-word="false" fo:text-indent="0in" style:auto-text-indent="false" fo:padding="0in" fo:border="none"/>
      <style:text-properties fo:font-variant="normal" fo:text-transform="none" fo:color="#222222" style:font-name="Utopia" fo:font-size="14pt" fo:letter-spacing="normal" fo:font-style="normal" fo:font-weight="normal"/>
    </style:style>
    <style:style style:name="P12" style:family="paragraph" style:parent-style-name="Text_20_body">
      <style:paragraph-properties fo:margin-left="0in" fo:margin-right="0.3543in" fo:margin-top="0in" fo:margin-bottom="0in" style:contextual-spacing="false" style:line-height-at-least="0.239in" fo:text-align="start" style:justify-single-word="false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.3543in" fo:margin-top="0in" fo:margin-bottom="0in" style:contextual-spacing="false" style:line-height-at-least="0.239in" fo:text-align="start" style:justify-single-word="false" fo:text-indent="0in" style:auto-text-indent="false" fo:padding="0in" fo:border="none"/>
      <style:text-properties officeooo:paragraph-rsid="000540b6"/>
    </style:style>
    <style:style style:name="P14" style:family="paragraph" style:parent-style-name="Text_20_body">
      <style:paragraph-properties fo:margin-left="0in" fo:margin-right="0.3543in" fo:margin-top="0in" fo:margin-bottom="0in" style:contextual-spacing="false" style:line-height-at-least="0.239in" fo:text-align="start" style:justify-single-word="false" fo:text-indent="0in" style:auto-text-indent="false" fo:padding="0in" fo:border="none"/>
      <style:text-properties fo:font-weight="bold" officeooo:rsid="000540b6" officeooo:paragraph-rsid="000540b6" style:font-weight-asian="bold" style:font-weight-complex="bold"/>
    </style:style>
    <style:style style:name="P15" style:family="paragraph" style:parent-style-name="Preformatted_20_Text">
      <style:text-properties fo:font-weight="bold" officeooo:paragraph-rsid="00074d57"/>
    </style:style>
    <style:style style:name="P16" style:family="paragraph" style:parent-style-name="Preformatted_20_Text">
      <style:paragraph-properties fo:margin-left="0.1945in" fo:margin-right="0.3543in" fo:margin-top="0in" fo:margin-bottom="0in" style:contextual-spacing="false" style:line-height-at-least="0.1862in" fo:text-align="start" style:justify-single-word="false" fo:text-indent="0in" style:auto-text-indent="false" fo:background-color="#fffef9" fo:padding="0in" fo:border="none">
        <style:background-image/>
      </style:paragraph-properties>
    </style:style>
    <style:style style:name="P17" style:family="paragraph" style:parent-style-name="Preformatted_20_Text">
      <style:paragraph-properties fo:margin-left="0.1945in" fo:margin-right="0.3543in" fo:margin-top="0in" fo:margin-bottom="0in" style:contextual-spacing="false" style:line-height-at-least="0.1862in" fo:text-align="start" style:justify-single-word="false" fo:text-indent="0in" style:auto-text-indent="false" fo:background-color="#fffef9" fo:padding="0in" fo:border="none">
        <style:background-image/>
      </style:paragraph-properties>
      <style:text-properties officeooo:paragraph-rsid="00060050"/>
    </style:style>
    <style:style style:name="P18" style:family="paragraph" style:parent-style-name="Preformatted_20_Text">
      <style:paragraph-properties fo:margin-left="0.6638in" fo:margin-right="0.6638in" fo:margin-top="0in" fo:margin-bottom="0in" style:contextual-spacing="false" style:line-height-at-least="0.1862in" fo:text-align="start" style:justify-single-word="false" fo:text-indent="0in" style:auto-text-indent="false" fo:padding="0in" fo:border="none"/>
    </style:style>
    <style:style style:name="P19" style:family="paragraph" style:parent-style-name="Heading_20_3">
      <style:text-properties fo:font-variant="normal" fo:text-transform="none" fo:color="#222222" style:font-name="Utopia" fo:letter-spacing="normal" fo:font-style="normal" fo:font-weight="bold" style:font-weight-asian="bold" style:font-weight-complex="bold"/>
    </style:style>
    <style:style style:name="T1" style:family="text">
      <style:text-properties fo:font-weight="normal" officeooo:rsid="0005310b" style:font-weight-asian="normal" style:font-weight-complex="normal"/>
    </style:style>
    <style:style style:name="T2" style:family="text">
      <style:text-properties fo:font-weight="normal" officeooo:rsid="00060050" style:font-weight-asian="normal" style:font-weight-complex="normal"/>
    </style:style>
    <style:style style:name="T3" style:family="text">
      <style:text-properties fo:font-weight="normal" officeooo:rsid="00074d57" style:font-weight-asian="normal" style:font-weight-complex="normal"/>
    </style:style>
    <style:style style:name="T4" style:family="text">
      <style:text-properties fo:font-variant="normal" fo:text-transform="none" fo:color="#222222" style:font-name="Utopia" fo:font-size="14pt" fo:letter-spacing="normal" fo:font-style="normal"/>
    </style:style>
    <style:style style:name="T5" style:family="text">
      <style:text-properties fo:font-variant="normal" fo:text-transform="none" fo:color="#222222" style:font-name="Utopia" fo:font-size="14pt" fo:letter-spacing="normal" fo:font-style="normal" fo:font-weight="normal"/>
    </style:style>
    <style:style style:name="T6" style:family="text">
      <style:text-properties fo:font-variant="normal" fo:text-transform="none" fo:color="#222222" style:font-name="Utopia" fo:font-size="14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Utopia" fo:font-size="14pt" fo:letter-spacing="normal" fo:font-style="normal" fo:font-weight="normal" officeooo:rsid="0005310b" style:font-weight-asian="normal" style:font-weight-complex="normal"/>
    </style:style>
    <style:style style:name="T8" style:family="text">
      <style:text-properties fo:font-variant="normal" fo:text-transform="none" fo:color="#222222" style:font-name="Utopia" fo:font-size="14pt" fo:letter-spacing="normal" fo:font-style="normal" fo:font-weight="normal" officeooo:rsid="000540b6" style:font-weight-asian="normal" style:font-weight-complex="normal"/>
    </style:style>
    <style:style style:name="T9" style:family="text">
      <style:text-properties fo:font-variant="normal" fo:text-transform="none" fo:color="#222222" style:font-name="Utopia" fo:font-size="14pt" fo:letter-spacing="normal" fo:font-style="normal" fo:font-weight="normal" officeooo:rsid="00060050" style:font-weight-asian="normal" style:font-weight-complex="normal"/>
    </style:style>
    <style:style style:name="T10" style:family="text">
      <style:text-properties fo:font-variant="normal" fo:text-transform="none" fo:color="#222222" style:font-name="Utopia" fo:font-size="14pt" fo:letter-spacing="normal" fo:font-style="normal" fo:font-weight="normal" officeooo:rsid="00060050" fo:background-color="#fff5f9" style:font-weight-asian="bold" style:font-weight-complex="bold"/>
    </style:style>
    <style:style style:name="T11" style:family="text">
      <style:text-properties fo:font-variant="normal" fo:text-transform="none" fo:color="#222222" style:font-name="Utopia" fo:font-size="14pt" fo:letter-spacing="normal" fo:font-style="normal" fo:font-weight="normal" fo:background-color="#fff5f9" style:font-weight-asian="normal" style:font-weight-complex="normal"/>
    </style:style>
    <style:style style:name="T12" style:family="text">
      <style:text-properties fo:font-variant="normal" fo:text-transform="none" fo:color="#222222" style:font-name="Utopia" fo:font-size="14pt" fo:letter-spacing="normal" fo:font-style="normal" fo:font-weight="normal" officeooo:rsid="00060050" fo:background-color="#fff5f9" style:font-weight-asian="normal" style:font-weight-complex="normal"/>
    </style:style>
    <style:style style:name="T13" style:family="text">
      <style:text-properties fo:font-variant="normal" fo:text-transform="none" fo:color="#222222" style:font-name="Utopia" fo:font-size="14pt" fo:letter-spacing="normal" fo:font-style="normal" fo:font-weight="normal" officeooo:rsid="00060050"/>
    </style:style>
    <style:style style:name="T14" style:family="text">
      <style:text-properties fo:font-variant="normal" fo:text-transform="none" fo:color="#222222" style:font-name="Utopia" fo:font-size="14pt" fo:letter-spacing="normal" fo:font-style="normal" fo:font-weight="normal" officeooo:rsid="00074d57" style:font-weight-asian="bold" style:font-weight-complex="bold"/>
    </style:style>
    <style:style style:name="T15" style:family="text">
      <style:text-properties fo:font-variant="normal" fo:text-transform="none" fo:color="#222222" style:font-name="Utopia" fo:font-size="14pt" fo:letter-spacing="normal" fo:font-style="normal" officeooo:rsid="0005310b"/>
    </style:style>
    <style:style style:name="T16" style:family="text">
      <style:text-properties fo:font-variant="normal" fo:text-transform="none" fo:color="#222222" style:font-name="Utopia" fo:font-size="14pt" fo:letter-spacing="normal" fo:font-style="normal" fo:font-weight="bold" officeooo:rsid="0005310b" style:font-weight-asian="bold" style:font-weight-complex="bold"/>
    </style:style>
    <style:style style:name="T17" style:family="text">
      <style:text-properties fo:font-variant="normal" fo:text-transform="none" fo:color="#222222" style:font-name="Utopia" fo:font-size="14pt" fo:letter-spacing="normal" fo:font-style="normal" fo:font-weight="bold" officeooo:rsid="000540b6" style:font-weight-asian="bold" style:font-weight-complex="bold"/>
    </style:style>
    <style:style style:name="T18" style:family="text">
      <style:text-properties fo:font-variant="normal" fo:text-transform="none" fo:color="#222222" style:font-name="Utopia" fo:font-size="14pt" fo:letter-spacing="normal" fo:font-style="normal" fo:font-weight="bold" officeooo:rsid="00060050" style:font-weight-asian="bold" style:font-weight-complex="bold"/>
    </style:style>
    <style:style style:name="T19" style:family="text">
      <style:text-properties fo:font-variant="normal" fo:text-transform="none" fo:color="#222222" style:font-name="Utopia" fo:font-size="14pt" fo:letter-spacing="normal" fo:font-style="normal" fo:font-weight="bold" officeooo:rsid="00060050" fo:background-color="#fff5f9" style:font-weight-asian="bold" style:font-weight-complex="bold"/>
    </style:style>
    <style:style style:name="T20" style:family="text">
      <style:text-properties fo:font-variant="normal" fo:text-transform="none" fo:color="#222222" style:font-name="Utopia" fo:font-size="14pt" fo:letter-spacing="normal" fo:font-style="normal" officeooo:rsid="00060050" fo:background-color="#fff5f9"/>
    </style:style>
    <style:style style:name="T21" style:family="text">
      <style:text-properties fo:font-variant="normal" fo:text-transform="none" fo:color="#222222" style:font-name="Utopia" fo:font-size="14pt" fo:letter-spacing="normal" fo:font-style="normal" officeooo:rsid="00060050"/>
    </style:style>
    <style:style style:name="T22" style:family="text">
      <style:text-properties fo:font-variant="normal" fo:text-transform="none" fo:color="#222222" style:font-name="Utopia" fo:font-size="14pt" fo:letter-spacing="normal" fo:font-style="normal" officeooo:rsid="00074d57" style:font-weight-asian="bold" style:font-weight-complex="bold"/>
    </style:style>
    <style:style style:name="T23" style:family="text">
      <style:text-properties fo:font-variant="normal" fo:text-transform="none" fo:color="#222222" style:font-name="Utopia" fo:font-size="14pt" fo:letter-spacing="normal" fo:font-weight="normal" style:font-weight-asian="normal" style:font-weight-complex="normal"/>
    </style:style>
    <style:style style:name="T24" style:family="text">
      <style:text-properties fo:font-variant="normal" fo:text-transform="none" fo:color="#222222" style:font-name="Utopia" fo:letter-spacing="normal" fo:font-style="normal"/>
    </style:style>
    <style:style style:name="T25" style:family="text">
      <style:text-properties fo:font-variant="normal" fo:text-transform="none" fo:color="#222222" style:font-name="Utopia" fo:letter-spacing="normal" fo:font-style="normal" officeooo:rsid="00060050"/>
    </style:style>
    <style:style style:name="T26" style:family="text">
      <style:text-properties fo:font-variant="normal" fo:text-transform="none" fo:color="#222222" style:font-name="Utopia" fo:letter-spacing="normal" fo:font-weight="normal"/>
    </style:style>
    <style:style style:name="T27" style:family="text">
      <style:text-properties fo:font-variant="normal" fo:text-transform="none" fo:color="#222222" fo:letter-spacing="normal"/>
    </style:style>
    <style:style style:name="T28" style:family="text">
      <style:text-properties fo:font-variant="normal" fo:text-transform="none" fo:color="#222222" fo:letter-spacing="normal" fo:font-weight="normal" officeooo:rsid="00060050" style:font-weight-asian="normal" style:font-weight-complex="normal"/>
    </style:style>
    <style:style style:name="T29" style:family="text">
      <style:text-properties fo:font-variant="normal" fo:text-transform="none" fo:color="#993366" fo:font-size="14pt" fo:letter-spacing="normal" fo:font-style="normal" fo:font-weight="normal" fo:background-color="#fffef9"/>
    </style:style>
    <style:style style:name="T30" style:family="text">
      <style:text-properties fo:font-variant="normal" fo:text-transform="none" fo:color="#993366" fo:font-size="14pt" fo:letter-spacing="normal" fo:font-style="normal" fo:font-weight="normal" officeooo:rsid="00060050" fo:background-color="#fffef9" style:font-weight-asian="normal" style:font-weight-complex="normal"/>
    </style:style>
    <style:style style:name="T31" style:family="text">
      <style:text-properties fo:font-variant="normal" fo:text-transform="none" fo:color="#993366" fo:font-size="14pt" fo:letter-spacing="normal" fo:font-style="normal" fo:font-weight="normal" officeooo:rsid="00074d57" style:font-weight-asian="bold" style:font-weight-complex="bold"/>
    </style:style>
    <style:style style:name="T32" style:family="text">
      <style:text-properties fo:font-variant="normal" fo:text-transform="none" fo:color="#993366" style:font-name="Utopia" fo:font-size="14pt" fo:letter-spacing="normal" fo:font-style="normal" fo:font-weight="normal" fo:background-color="#fff5f9"/>
    </style:style>
    <style:style style:name="T33" style:family="text">
      <style:text-properties fo:font-variant="normal" fo:text-transform="none" fo:color="#993366" style:font-name="Utopia" fo:font-size="14pt" fo:letter-spacing="normal" fo:font-style="normal" fo:font-weight="normal" fo:background-color="#fff5f9" style:font-weight-asian="normal" style:font-weight-complex="normal"/>
    </style:style>
    <style:style style:name="T34" style:family="text">
      <style:text-properties fo:font-variant="normal" fo:text-transform="none" fo:color="#993366" style:font-name="Utopia" fo:font-size="14pt" fo:letter-spacing="normal" fo:font-style="normal" fo:font-weight="bold" officeooo:rsid="00060050" fo:background-color="#fff5f9" style:font-weight-asian="bold" style:font-weight-complex="bold"/>
    </style:style>
    <style:style style:name="T35" style:family="text">
      <style:text-properties fo:font-variant="normal" fo:text-transform="none" fo:color="#993366" style:font-name="Utopia" fo:font-size="12pt" fo:letter-spacing="normal" fo:font-style="normal" fo:font-weight="normal" fo:background-color="#fffef9"/>
    </style:style>
    <style:style style:name="T36" style:family="text">
      <style:text-properties fo:font-variant="normal" fo:text-transform="none" fo:color="#993366" fo:letter-spacing="normal" fo:font-style="normal" fo:font-weight="normal"/>
    </style:style>
    <style:style style:name="T37" style:family="text">
      <style:text-properties fo:font-variant="normal" fo:text-transform="none" fo:color="#000000" style:font-name="Utopia" fo:font-size="14pt" fo:letter-spacing="normal" fo:font-style="normal" fo:font-weight="normal" fo:background-color="#fff5f9"/>
    </style:style>
    <style:style style:name="T38" style:family="text">
      <style:text-properties fo:font-variant="normal" fo:text-transform="none" style:use-window-font-color="true" style:font-name="Utopia" fo:font-size="14pt" fo:letter-spacing="normal" fo:font-style="normal" fo:font-weight="bold" officeooo:rsid="00060050" fo:background-color="#fff5f9" style:font-weight-asian="bold" style:font-weight-complex="bold"/>
    </style:style>
    <style:style style:name="T39" style:family="text">
      <style:text-properties fo:font-variant="normal" fo:text-transform="none" fo:color="#336699" style:font-name="Utopia" fo:font-size="14pt" fo:letter-spacing="normal" fo:font-style="normal" fo:font-weight="normal" fo:background-color="#fff5f9" style:font-weight-asian="normal" style:font-weight-complex="normal"/>
    </style:style>
    <style:style style:name="T40" style:family="text">
      <style:text-properties officeooo:rsid="0005310b" style:font-weight-asian="bold" style:font-weight-complex="bold"/>
    </style:style>
    <style:style style:name="T41" style:family="text">
      <style:text-properties fo:font-size="14pt"/>
    </style:style>
    <style:style style:name="T42" style:family="text">
      <style:text-properties fo:font-size="14pt" fo:font-weight="normal"/>
    </style:style>
    <style:style style:name="T43" style:family="text">
      <style:text-properties fo:font-weight="bold" officeooo:rsid="00060050" style:font-weight-asian="bold" style:font-weight-complex="bold"/>
    </style:style>
    <style:style style:name="T44" style:family="text">
      <style:text-properties fo:font-weight="bold" officeooo:rsid="00074d57" style:font-weight-asian="bold" style:font-weight-complex="bold"/>
    </style:style>
    <style:style style:name="T45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's Guide</text:p>
      <text:p text:style-name="P4"><text:span text:style-name="T40">Variables</text:span><text:span text:style-name="T1"> : </text:span><text:span text:style-name="T6">Any plain, lowercase word is a variable in ruby. Variables may consist of letters, digits and underscores.With variables, you give a nickname to something you use frequently. </text:span></text:p>
      <text:p text:style-name="P5"><text:span text:style-name="T6"><text:tab/> variable = 1234</text:span></text:p>
      <text:p text:style-name="P5"><text:span text:style-name="T6"/></text:p>
      <text:p text:style-name="P6"><text:span text:style-name="T16">Numbers</text:span><text:span text:style-name="T7">: </text:span><text:span text:style-name="T6">The most basic type of number is an </text:span><text:span text:style-name="Emphasis"><text:span text:style-name="T23">integer</text:span></text:span><text:span text:style-name="T6">, a </text:span><text:span text:style-name="Strong_20_Emphasis"><text:span text:style-name="T4">series of digits</text:span></text:span><text:span text:style-name="T6"> which can start with a </text:span><text:span text:style-name="Strong_20_Emphasis"><text:span text:style-name="T4">plus or minus sign</text:span></text:span><text:span text:style-name="T6">. </text:span><text:span text:style-name="T7">(Can use underscored in place of commas to mark thousands). Decimal numbers are called </text:span><text:span text:style-name="T16">floats</text:span><text:span text:style-name="T7"> in Ruby. Floats consist of numbers with </text:span><text:span text:style-name="Strong_20_Emphasis"><text:span text:style-name="T15">a decimal place</text:span></text:span><text:span text:style-name="T7"> or </text:span><text:span text:style-name="Strong_20_Emphasis"><text:span text:style-name="T15">scientific notation</text:span></text:span><text:span text:style-name="T7">.</text:span></text:p>
      <text:p text:style-name="P6"><text:span text:style-name="T7"/></text:p>
      <text:p text:style-name="P6"><text:span text:style-name="T16">Strings</text:span><text:span text:style-name="T7">: </text:span><text:span text:style-name="T6">Strings are any sort of characters (letters, digits, punctuation) surrounded by quotes. Both single and double </text:span><text:span text:style-name="Strong_20_Emphasis"><text:span text:style-name="T4">quotes</text:span></text:span><text:span text:style-name="T6"> are used to create strings.</text:span></text:p>
      <text:p text:style-name="P6"><text:span text:style-name="T7"/></text:p>
      <text:p text:style-name="P6"><text:span text:style-name="T16">Symbols</text:span><text:span text:style-name="T7">: </text:span><text:span text:style-name="T6">Symbols are words that look just like variables. Again, they may contain letters, digits, or underscores. But they </text:span><text:span text:style-name="Strong_20_Emphasis"><text:span text:style-name="T4">start with a colon</text:span></text:span><text:span text:style-name="T6">. Symbols are lightweight strings. Usually, symbols are used in situations where you need a string but you won’t be printing it to the screen.</text:span></text:p>
      <text:p text:style-name="P11"><text:tab/>You could say a symbol is a bit easier on the computer. </text:p>
      <text:p text:style-name="P13"><text:span text:style-name="T17">Constants: </text:span><text:span text:style-name="T6">Constants are words like variables, but constants</text:span><text:span text:style-name="T8"> are </text:span><text:span text:style-name="T17">capitalized. </text:span><text:span text:style-name="T6"><text:s/></text:span><text:span text:style-name="T8">They refer to something specific and constants can’t be changed after they are set.</text:span></text:p>
      <text:p text:style-name="P13"><text:span text:style-name="T8"/></text:p>
      <text:p text:style-name="P14"><text:span text:style-name="T4">Methods</text:span><text:span text:style-name="T6">:</text:span></text:p>
      <text:p text:style-name="P14"><text:span text:style-name="T6"/></text:p>
      <text:p text:style-name="P6"><text:span text:style-name="T6">Methods are usually attached to the end of variables and constants by a </text:span><text:span text:style-name="Strong_20_Emphasis"><text:span text:style-name="T4">dot </text:span></text:span><text:span text:style-name="Strong_20_Emphasis"><text:span text:style-name="T8">(called instance methods).</text:span></text:span><text:span text:style-name="T6"> It is the action, the verb. </text:span></text:p>
      <text:p text:style-name="P6"><text:span text:style-name="T6"/></text:p>
      <text:p text:style-name="P2"><text:span text:style-name="T4">Method arguments</text:span><text:span text:style-name="T6">:</text:span></text:p>
      <text:p text:style-name="P9"><text:span text:style-name="T45">A method may require more information in order to perform its action. If we want the computer to paint the door, we should provide a color as well.</text:span></text:p>
      <text:p text:style-name="P12"><text:span text:style-name="T5">Method arguments are attached to the end of a method. The arguments are usually surrounded by</text:span><text:span text:style-name="Strong_20_Emphasis"><text:span text:style-name="T5">parentheses</text:span></text:span><text:span text:style-name="T5"> and separated by </text:span><text:span text:style-name="Strong_20_Emphasis"><text:span text:style-name="T5">commas</text:span></text:span><text:span text:style-name="T5">. Some methods (such as </text:span><text:span text:style-name="Source_20_Text"><text:span text:style-name="T29">print</text:span></text:span><text:span text:style-name="T5">) are kernel methods. These methods are used throughout Ruby. Since they are so common, you won’t use the dot.</text:span></text:p>
      <text:p text:style-name="P2"><text:span text:style-name="T6"/></text:p>
      <text:p text:style-name="P7"><text:span text:style-name="T18">Class Methods</text:span><text:span text:style-name="T9">: </text:span><text:span text:style-name="T6">Like the methods described above (also called </text:span><text:span text:style-name="Emphasis"><text:span text:style-name="T6">instance</text:span></text:span><text:span text:style-name="T6"> methods), class methods are usually attached after variables and constants. Rather than a dot, a </text:span><text:span text:style-name="Strong_20_Emphasis"><text:span text:style-name="T5">double colon</text:span></text:span><text:span text:style-name="T6"> is used.</text:span></text:p>
      <text:p text:style-name="P16"><text:span text:style-name="Source_20_Text"><text:span text:style-name="T37">Door</text:span></text:span><text:span text:style-name="Source_20_Text"><text:span text:style-name="T32">:</text:span></text:span><text:span text:style-name="Source_20_Text"><text:span text:style-name="T37">:new</text:span></text:span><text:span text:style-name="Source_20_Text"><text:span text:style-name="T32">( </text:span></text:span><text:span text:style-name="Source_20_Text"><text:span text:style-name="T37">:oak</text:span></text:span><text:span text:style-name="Source_20_Text"><text:span text:style-name="T32"> )</text:span></text:span></text:p>
      <text:p text:style-name="P16"><text:span text:style-name="Source_20_Text"><text:span text:style-name="T34"/></text:span></text:p>
      <text:p text:style-name="P17"><text:soft-page-break/><text:span text:style-name="Source_20_Text"><text:span text:style-name="T38">Global variables: </text:span></text:span><text:span text:style-name="Source_20_Text"><text:span text:style-name="T10">Variables which begin with a </text:span></text:span><text:span text:style-name="Source_20_Text"><text:span text:style-name="Strong_20_Emphasis"><text:span text:style-name="T20">dollar sign</text:span></text:span></text:span><text:span text:style-name="Source_20_Text"><text:span text:style-name="T19"> </text:span></text:span><text:span text:style-name="Source_20_Text"><text:span text:style-name="T10">are global.</text:span></text:span></text:p>
      <text:p text:style-name="P17"><text:span text:style-name="Source_20_Text"><text:span text:style-name="T38"/></text:span></text:p>
      <text:p text:style-name="P7"><text:span text:style-name="T18">Instance variables: </text:span><text:span text:style-name="T6">Variables which begin with an </text:span><text:span text:style-name="Strong_20_Emphasis"><text:span text:style-name="T4">at</text:span></text:span><text:span text:style-name="T6"> </text:span><text:span text:style-name="T9">(@)</text:span><text:span text:style-name="T6">symbol are instance variables.These variables are often used to define the attributes of something. Instance variables are used to define characteristics of a single object in Ruby.</text:span></text:p>
      <text:p text:style-name="P12"><text:span text:style-name="T5">Think of the </text:span><text:span text:style-name="Strong_20_Emphasis"><text:span text:style-name="T5">at</text:span></text:span><text:span text:style-name="T5"> symbol as meaning </text:span><text:span text:style-name="Strong_20_Emphasis"><text:span text:style-name="T5">attribute</text:span></text:span><text:span text:style-name="T5">.</text:span></text:p>
      <text:p text:style-name="P7"><text:span text:style-name="T6"/></text:p>
      <text:p text:style-name="P7"><text:span text:style-name="T18">Class variables</text:span><text:span text:style-name="T9">: </text:span><text:span text:style-name="T6">Variables which begin with </text:span><text:span text:style-name="Strong_20_Emphasis"><text:span text:style-name="T4">double at</text:span></text:span><text:span text:style-name="Strong_20_Emphasis"><text:span text:style-name="T21">(@@)</text:span></text:span><text:span text:style-name="T6"> symbols are class variables.</text:span><text:span text:style-name="T9">Class variables, too, are used to define attributes. But rather than defining an attribute for a single object in Ruby, class variables give an attribute to many related objects in Ruby.  Think of the </text:span><text:span text:style-name="Strong_20_Emphasis"><text:span text:style-name="T21">double at</text:span></text:span><text:span text:style-name="T9"> prefix as meaning </text:span><text:span text:style-name="Strong_20_Emphasis"><text:span text:style-name="T21">attribute all</text:span></text:span><text:span text:style-name="T9">. </text:span></text:p>
      <text:p text:style-name="P7"><text:span text:style-name="T9"/></text:p>
      <text:p text:style-name="P7"><text:span text:style-name="T18">Block</text:span><text:span text:style-name="T9">: </text:span><text:span text:style-name="T6">Any code surrounded by </text:span><text:span text:style-name="Strong_20_Emphasis"><text:span text:style-name="T5">curly braces</text:span></text:span><text:span text:style-name="T6"> is a block.With blocks, you can group a set of instructions together so that they can be passed around your program.  </text:span><text:span text:style-name="T9">{} or do...end. </text:span></text:p>
      <text:p text:style-name="P3"><text:span text:style-name="T6"/></text:p>
      <text:p text:style-name="P7"><text:span text:style-name="T18">Block arguments</text:span><text:span text:style-name="T9">: </text:span><text:span text:style-name="T6">Block arguments are a set of variables surrounded by </text:span><text:span text:style-name="Strong_20_Emphasis"><text:span text:style-name="T5">pipe</text:span></text:span><text:span text:style-name="T6">  </text:span><text:span text:style-name="T9">( | | )</text:span><text:span text:style-name="T6">characters and separated by </text:span><text:span text:style-name="Strong_20_Emphasis"><text:span text:style-name="T5">commas</text:span></text:span><text:span text:style-name="T6">. Block arguments are used at the beginning of a block. </text:span><text:span text:style-name="Source_20_Text"><text:span text:style-name="T33">{ |</text:span></text:span><text:span text:style-name="Source_20_Text"><text:span text:style-name="T39">x</text:span></text:span><text:span text:style-name="Source_20_Text"><text:span text:style-name="T33">,</text:span></text:span><text:span text:style-name="Source_20_Text"><text:span text:style-name="T39">y</text:span></text:span><text:span text:style-name="Source_20_Text"><text:span text:style-name="T33">| </text:span></text:span><text:span text:style-name="Source_20_Text"><text:span text:style-name="T39">x</text:span></text:span><text:span text:style-name="Source_20_Text"><text:span text:style-name="T33"> + </text:span></text:span><text:span text:style-name="Source_20_Text"><text:span text:style-name="T39">y</text:span></text:span><text:span text:style-name="Source_20_Text"><text:span text:style-name="T33"> } </text:span></text:span><text:span text:style-name="Source_20_Text"><text:span text:style-name="T11">Variables are passed through this chute (</text:span></text:span><text:span text:style-name="Source_20_Text"><text:span text:style-name="T12">|x,y|</text:span></text:span><text:span text:style-name="Source_20_Text"><text:span text:style-name="T11"> into the block.</text:span></text:span></text:p>
      <text:p text:style-name="P10"><text:line-break/><text:span text:style-name="T43">Ranges</text:span><text:span text:style-name="T2">:</text:span></text:p>
      <text:p text:style-name="P10"><text:span text:style-name="T9">A range is two values surrounded by </text:span><text:span text:style-name="Strong_20_Emphasis"><text:span text:style-name="T25">parentheses</text:span></text:span><text:span text:style-name="T28"> </text:span><text:span text:style-name="T9">and separated by </text:span><text:span text:style-name="Strong_20_Emphasis"><text:span text:style-name="T25">an ellipsis</text:span></text:span><text:span text:style-name="T28"> </text:span><text:span text:style-name="T9">(in the form of two or three dots). Normally, two dots are used. If a third dot is used, the last value in the range is excluded. </text:span><text:line-break/></text:p>
      <text:p text:style-name="P10"><text:span text:style-name="T43">Arrays: <text:s/></text:span><text:span text:style-name="T5">An array is a list surrounded by </text:span><text:span text:style-name="Strong_20_Emphasis"><text:span text:style-name="T24">square brackets</text:span></text:span><text:span text:style-name="T27"> </text:span><text:span text:style-name="T5">and separated by </text:span><text:span text:style-name="Strong_20_Emphasis"><text:span text:style-name="T24">commas</text:span></text:span><text:span text:style-name="T5">. Yes, an array is a collection of things, but it also keeps those things in a specific order.</text:span></text:p>
      <text:p text:style-name="Text_20_body"><text:line-break/><text:span text:style-name="T18">Hashes:</text:span><text:span text:style-name="T9"> A hash is a dictionary surrounded by </text:span><text:span text:style-name="Strong_20_Emphasis"><text:span text:style-name="T21">curly braces</text:span></text:span><text:span text:style-name="T9">. Dictionaries match words with their definitions. Ruby does so with </text:span><text:span text:style-name="Strong_20_Emphasis"><text:span text:style-name="T21">arrows</text:span></text:span><text:span text:style-name="T9"> made from an equals sign, followed by a greater-than sign. </text:span><text:span text:style-name="Source_20_Text"><text:span text:style-name="T30">{'a' =&gt; 'aardvark', 'b' =&gt; 'badger'}</text:span></text:span><text:span text:style-name="T9"> is an example. Hashes are like dictionaries because they can be very easy to search through.</text:span></text:p>
      <text:p text:style-name="Text_20_body"/>
      <text:p text:style-name="Text_20_body"><text:span text:style-name="T44">Regular Expressions</text:span><text:span text:style-name="T3">: <text:s/></text:span><text:span text:style-name="T5">A regular expression (or </text:span><text:span text:style-name="Emphasis"><text:span text:style-name="T26">regexp</text:span></text:span><text:span text:style-name="T5">) is a set of characters surrounded by </text:span><text:span text:style-name="Strong_20_Emphasis"><text:span text:style-name="T24">slashes</text:span></text:span><text:span text:style-name="T5">. </text:span><text:span text:style-name="Source_20_Text"><text:span text:style-name="T29">/ruby/</text:span></text:span><text:span text:style-name="T5">, </text:span><text:span text:style-name="Source_20_Text"><text:span text:style-name="T29">/[0-9]+/</text:span></text:span><text:span text:style-name="T5"> and </text:span><text:span text:style-name="Source_20_Text"><text:span text:style-name="T29">/^\d{3}-\d{3}-\d{4}/</text:span></text:span><text:span text:style-name="T5"> are examples. Regular expressions are used to find words or patterns in text. The </text:span><text:soft-page-break/><text:span text:style-name="T5">slashes on each side of the expression are pins. Ruby can use a regular expression to search volumes of books very quickly.</text:span></text:p>
      <text:p text:style-name="Text_20_body"><text:span text:style-name="T5"/></text:p>
      <text:h text:style-name="P19" text:outline-level="3"><text:span text:style-name="T41">Operators: </text:span></text:h>
      <text:p text:style-name="Text_20_body"><text:span text:style-name="T5">You’ll use the following list of operators to do math in Ruby or to compare things. Scan over the list, recognize a few. You know, addition </text:span><text:span text:style-name="Source_20_Text"><text:span text:style-name="T35">+</text:span></text:span><text:span text:style-name="T5"> and subtraction </text:span><text:span text:style-name="Source_20_Text"><text:span text:style-name="T35">-</text:span></text:span><text:span text:style-name="T5"> and so on.</text:span></text:p>
      <text:p text:style-name="P18"><text:span text:style-name="Source_20_Text"><text:span text:style-name="T36">** ! <text:s/>~ <text:s/>* <text:s/>/ <text:s/>% <text:s/>+ <text:s/>- <text:s/>&amp;</text:span></text:span></text:p>
      <text:p text:style-name="P18"><text:span text:style-name="Source_20_Text"><text:span text:style-name="T36">&lt;&lt; &gt;&gt; | <text:s/>^ <text:s/>&gt; <text:s/>&gt;= &lt; <text:s/>&lt;= &lt;=&gt;</text:span></text:span></text:p>
      <text:p text:style-name="P18"><text:span text:style-name="Source_20_Text"><text:span text:style-name="T36">|| != =~ !~ &amp;&amp; += -= == ===</text:span></text:span></text:p>
      <text:p text:style-name="P18"><text:span text:style-name="Source_20_Text"><text:span text:style-name="T36">.. ... not and or</text:span></text:span></text:p>
      <text:p text:style-name="P8"><text:span text:style-name="T22">Keywords: </text:span><text:span text:style-name="T5">Ruby has a number of built-in words, imbued with meaning. These words cannot be used as variables or changed to suit your purposes. </text:span><text:span text:style-name="T14"> </text:span></text:p>
      <text:p text:style-name="P15"><text:span text:style-name="Source_20_Text"><text:span text:style-name="T31">alias <text:s text:c="2"/>and <text:s text:c="4"/>BEGIN <text:s text:c="2"/>begin <text:s text:c="2"/>break <text:s text:c="2"/>case <text:s text:c="3"/>class <text:s text:c="2"/>def <text:s text:c="4"/>defined</text:span></text:span></text:p>
      <text:p text:style-name="P18"><text:span text:style-name="Source_20_Text"><text:span text:style-name="T36">do <text:s text:c="5"/>else <text:s text:c="3"/>elsif <text:s text:c="2"/>END <text:s text:c="4"/>end <text:s text:c="4"/>ensure <text:s/>false <text:s text:c="2"/>for <text:s text:c="4"/>if</text:span></text:span></text:p>
      <text:p text:style-name="P18"><text:span text:style-name="Source_20_Text"><text:span text:style-name="T36">in <text:s text:c="5"/>module <text:s/>next <text:s text:c="3"/>nil <text:s text:c="4"/>not <text:s text:c="4"/>or <text:s text:c="5"/>redo <text:s text:c="3"/>rescue <text:s/>retry</text:span></text:span></text:p>
      <text:p text:style-name="P18"><text:span text:style-name="Source_20_Text"><text:span text:style-name="T36">return <text:s/>self <text:s text:c="3"/>super <text:s text:c="2"/>then <text:s text:c="3"/>true <text:s text:c="3"/>undef <text:s text:c="2"/>unless <text:s/>until <text:s text:c="2"/>when</text:span></text:span></text:p>
      <text:p text:style-name="P18"><text:span text:style-name="Source_20_Text"><text:span text:style-name="T36">while <text:s text:c="2"/>yield</text:span></text:span></text:p>
      <text:p text:style-name="P8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topia" svg:font-family="Utopia, Georgia, Times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4T20:39:25.235889000</meta:creation-date>
    <dc:date>2013-08-17T16:32:11.888875000</dc:date>
    <meta:editing-duration>P2DT19H47M15S</meta:editing-duration>
    <meta:editing-cycles>3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38" meta:word-count="813" meta:character-count="4813" meta:non-whitespace-character-count="3915"/>
  </office:meta>
</office:document-meta>
</file>